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6" style:family="table-column">
      <style:table-column-properties fo:break-before="auto" style:column-width="2.5874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2472in"/>
    </style:style>
    <style:style style:name="co18" style:family="table-column">
      <style:table-column-properties fo:break-before="auto" style:column-width="3.2098in"/>
    </style:style>
    <style:style style:name="co7" style:family="table-column">
      <style:table-column-properties fo:break-before="auto" style:column-width="2.7272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2.0299in"/>
    </style:style>
    <style:style style:name="co11" style:family="table-column">
      <style:table-column-properties fo:break-before="auto" style:column-width="2.1354in"/>
    </style:style>
    <style:style style:name="co12" style:family="table-column">
      <style:table-column-properties fo:break-before="auto" style:column-width="0.7484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3.0165in"/>
    </style:style>
    <style:style style:name="co15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2.1909in"/>
    </style:style>
    <style:style style:name="co21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aris" table:style-name="ta1">
        <table:table-column table:style-name="co16" table:default-cell-style-name="Default"/>
        <table:table-column table:style-name="co2" table:default-cell-style-name="ce2"/>
        <table:table-column table:style-name="co3" table:default-cell-style-name="ce2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Hotel em Paris <text:s text:c="35"/></text:p>
          </table:table-cell>
          <table:table-cell office:value-type="float" office:value="6442" calcext:value-type="float">
            <text:p>6442</text:p>
          </table:table-cell>
          <table:table-cell office:value-type="float" office:value="1073.67" calcext:value-type="float">
            <text:p>1073.67</text:p>
          </table:table-cell>
          <table:table-cell office:value-type="string" calcext:value-type="string">
            <text:p>Nome do hotel</text:p>
          </table:table-cell>
          <table:table-cell office:value-type="string" calcext:value-type="string">
            <text:p>Reservado cartao Cida Pagar em 30 de Setembro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lácio de Versailhes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Voo ou trem <text:s/>de Paris p Londres</text:p>
          </table:table-cell>
          <table:table-cell office:value-type="float" office:value="3096" calcext:value-type="float">
            <text:p>309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ia Aérea Easyjet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</table:table>
      <table:table table:name="rome" table:style-name="ta1">
        <table:table-column table:style-name="co7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 cobrar cartao Beto em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office:value-type="float" office:value="1410" calcext:value-type="float">
            <text:p>14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de Roma para Florença</text:p>
          </table:table-cell>
          <table:table-cell office:value-type="float" office:value="853.32" calcext:value-type="float">
            <text:p>853.32</text:p>
          </table:table-cell>
          <table:table-cell office:value-type="float" office:value="142.22" calcext:value-type="float">
            <text:p>142.22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</table:table>
      <table:table table:name="venezia" table:style-name="ta1">
        <table:table-column table:style-name="co7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 cobrar cartao Beto em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office:value-type="float" office:value="1410" calcext:value-type="float">
            <text:p>14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de Roma para Florença</text:p>
          </table:table-cell>
          <table:table-cell office:value-type="float" office:value="853.32" calcext:value-type="float">
            <text:p>853.32</text:p>
          </table:table-cell>
          <table:table-cell office:value-type="float" office:value="142.22" calcext:value-type="float">
            <text:p>142.22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</table:table>
      <table:table table:name="london" table:style-name="ta1">
        <table:table-column table:style-name="co11" table:default-cell-style-name="Default"/>
        <table:table-column table:style-name="co12" table:default-cell-style-name="ce2"/>
        <table:table-column table:style-name="co3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de Londres p Barcelona <text:s text:c="128"/>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Cia Aérea Easyjet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Relais Corso Storico <text:s text:c="4"/></text:p>
          </table:table-cell>
          <table:table-cell office:value-type="float" office:value="6702" calcext:value-type="float">
            <text:p>6702</text:p>
          </table:table-cell>
          <table:table-cell office:value-type="float" office:value="1675.5" calcext:value-type="float">
            <text:p>1675.5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 cobrar no Cartão da Sara <text:s/>em 17 de Outubro</text:p>
          </table:table-cell>
          <table:table-cell office:value-type="string" calcext:value-type="string">
            <text:p>Estadia</text:p>
          </table:table-cell>
        </table:table-row>
      </table:table>
      <table:table table:name="barcelona" table:style-name="ta1">
        <table:table-column table:style-name="co20" table:default-cell-style-name="Default"/>
        <table:table-column table:style-name="co12" table:default-cell-style-name="ce2"/>
        <table:table-column table:style-name="co3" table:default-cell-style-name="ce2"/>
        <table:table-column table:style-name="co21" table:default-cell-style-name="Default"/>
        <table:table-column table:style-name="co1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de Londres para Barcelona</text:p>
          </table:table-cell>
          <table:table-cell office:value-type="float" office:value="3240" calcext:value-type="float">
            <text:p>324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asyjet 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Nome do hotel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 cobrar cartao Beto em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Park Guell</text:p>
          </table:table-cell>
          <table:table-cell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Voo de Barcelona pra São Paulo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B3041 , 21:05 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</table:table>
      <table:table table:name="florence" table:style-name="ta1">
        <table:table-column table:style-name="co7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gar</text:p>
          </table:table-cell>
          <table:table-cell table:style-name="Default" office:value-type="string" calcext:value-type="string">
            <text:p>Gastos</text:p>
          </table:table-cell>
          <table:table-cell table:style-name="Default" office:value-type="string" calcext:value-type="string">
            <text:p>Gastos_por_pessoa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oo <text:s/>Gru x Roma</text:p>
          </table:table-cell>
          <table:table-cell office:value-type="float" office:value="28200" calcext:value-type="float">
            <text:p>282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Voo IBERIA 06/10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Voo</text:p>
          </table:table-cell>
        </table:table-row>
        <table:table-row table:style-name="ro1">
          <table:table-cell office:value-type="string" calcext:value-type="string">
            <text:p><text:s/>Cenci Bed &amp; Breakfast Fontana di Trevi <text:s/></text:p>
          </table:table-cell>
          <table:table-cell office:value-type="string" calcext:value-type="string">
            <text:p>7751.80</text:p>
          </table:table-cell>
          <table:table-cell office:value-type="float" office:value="1291.97" calcext:value-type="float">
            <text:p>1291.97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A cobrar cartao Beto em 29/09</text:p>
          </table:table-cell>
          <table:table-cell office:value-type="string" calcext:value-type="string">
            <text:p>Estadia</text:p>
          </table:table-cell>
        </table:table-row>
        <table:table-row table:style-name="ro1">
          <table:table-cell office:value-type="string" calcext:value-type="string">
            <text:p>Transfer do Aeroporto até o hotel</text:p>
          </table:table-cell>
          <table:table-cell office:value-type="float" office:value="360" calcext:value-type="float">
            <text:p>3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Transporte</text:p>
          </table:table-cell>
        </table:table-row>
        <table:table-row table:style-name="ro1">
          <table:table-cell office:value-type="string" calcext:value-type="string">
            <text:p>Ingresso Vaticano</text:p>
          </table:table-cell>
          <table:table-cell office:value-type="float" office:value="1410" calcext:value-type="float">
            <text:p>14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Ingresso Coliseu </text:p>
          </table:table-cell>
          <table:table-cell office:value-type="float" office:value="2040" calcext:value-type="float">
            <text:p>20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  <table:table-row table:style-name="ro1">
          <table:table-cell office:value-type="string" calcext:value-type="string">
            <text:p>Trem de Roma para Florença</text:p>
          </table:table-cell>
          <table:table-cell office:value-type="float" office:value="853.32" calcext:value-type="float">
            <text:p>853.32</text:p>
          </table:table-cell>
          <table:table-cell office:value-type="float" office:value="142.22" calcext:value-type="float">
            <text:p>142.22</text:p>
          </table:table-cell>
          <table:table-cell office:value-type="string" calcext:value-type="string">
            <text:p>Atracao</text:p>
          </table:table-cell>
          <table:table-cell office:value-type="string" calcext:value-type="string">
            <text:p>não pago</text:p>
          </table:table-cell>
          <table:table-cell office:value-type="string" calcext:value-type="string">
            <text:p>Atrac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9:18:01.981720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8:50:38.656920408</meta:creation-date>
    <dc:date>2024-08-19T19:18:12.594637466</dc:date>
    <meta:editing-duration>PT13M19S</meta:editing-duration>
    <meta:editing-cycles>10</meta:editing-cycles>
    <meta:generator>LibreOffice/24.2.4.2$Linux_X86_64 LibreOffice_project/420$Build-2</meta:generator>
    <meta:document-statistic meta:table-count="6" meta:cell-count="198" meta:object-count="0"/>
  </office:meta>
</office:document-meta>
</file>